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5548" officeooo:paragraph-rsid="00025548"/>
    </style:style>
    <style:style style:name="P2" style:family="paragraph" style:parent-style-name="Text_20_body">
      <style:text-properties officeooo:rsid="00025548"/>
    </style:style>
    <style:style style:name="P3" style:family="paragraph" style:parent-style-name="Text_20_body">
      <style:text-properties fo:font-weight="bold" officeooo:rsid="00025548" officeooo:paragraph-rsid="00025548" style:font-weight-asian="bold" style:font-weight-complex="bold"/>
    </style:style>
    <style:style style:name="P4" style:family="paragraph" style:parent-style-name="Text_20_body">
      <style:text-properties officeooo:rsid="00025548" officeooo:paragraph-rsid="00025548"/>
    </style:style>
    <style:style style:name="P5" style:family="paragraph" style:parent-style-name="Text_20_body">
      <style:text-properties fo:font-size="16pt" fo:font-weight="bold" officeooo:rsid="0002d9cc" officeooo:paragraph-rsid="0002d9cc" style:font-size-asian="16pt" style:font-weight-asian="bold" style:font-size-complex="16pt" style:font-weight-complex="bold"/>
    </style:style>
    <style:style style:name="P6" style:family="paragraph" style:parent-style-name="Heading_20_3">
      <style:text-properties fo:font-size="16pt" fo:font-weight="bold" officeooo:rsid="0002d9cc" officeooo:paragraph-rsid="0002d9cc" style:font-size-asian="16pt" style:font-weight-asian="bold" style:font-size-complex="16pt" style:font-weight-complex="bold"/>
    </style:style>
    <style:style style:name="P7" style:family="paragraph" style:parent-style-name="Preformatted_20_Text">
      <style:paragraph-properties fo:margin-left="0in" fo:margin-right="0in" fo:line-height="115%" fo:text-indent="0in" style:auto-text-indent="false"/>
      <style:text-properties fo:font-size="12pt" fo:font-weight="normal" officeooo:rsid="0002d9cc" style:font-size-asian="12pt" style:font-weight-asian="normal" style:font-size-complex="12pt" style:font-weight-complex="normal"/>
    </style:style>
    <style:style style:name="P8" style:family="paragraph" style:parent-style-name="Text_20_body" style:list-style-name="L1">
      <style:text-properties fo:font-size="16pt" fo:font-weight="bold" officeooo:rsid="0002d9cc" style:font-size-asian="16pt" style:font-weight-asian="bold" style:font-size-complex="16pt" style:font-weight-complex="bold"/>
    </style:style>
    <style:style style:name="P9" style:family="paragraph" style:parent-style-name="Text_20_body" style:list-style-name="L1">
      <style:text-properties fo:font-size="12pt" fo:font-weight="normal" officeooo:rsid="0002d9cc" style:font-size-asian="12pt" style:font-weight-asian="normal" style:font-size-complex="12pt" style:font-weight-complex="normal"/>
    </style:style>
    <style:style style:name="P10" style:family="paragraph" style:parent-style-name="Text_20_body">
      <style:text-properties fo:font-size="12pt" fo:font-weight="normal" officeooo:rsid="0002d9cc" style:font-size-asian="12pt" style:font-weight-asian="normal" style:font-size-complex="12pt" style:font-weight-complex="normal"/>
    </style:style>
    <style:style style:name="P11" style:family="paragraph" style:parent-style-name="Preformatted_20_Text">
      <style:paragraph-properties fo:margin-left="0in" fo:margin-right="0in" fo:line-height="115%" fo:text-indent="0in" style:auto-text-indent="false"/>
      <style:text-properties fo:font-size="12pt" officeooo:rsid="0002d9cc" style:font-size-asian="12pt" style:font-size-complex="12pt"/>
    </style:style>
    <style:style style:name="P12" style:family="paragraph" style:parent-style-name="Text_20_body" style:list-style-name="L2">
      <style:text-properties officeooo:rsid="0002d9cc" style:font-size-asian="12pt"/>
    </style:style>
    <style:style style:name="P13" style:family="paragraph" style:parent-style-name="Text_20_body">
      <style:text-properties officeooo:rsid="0002d9cc" style:font-size-asian="12pt"/>
    </style:style>
    <style:style style:name="P14" style:family="paragraph" style:parent-style-name="Heading_20_3">
      <style:text-properties officeooo:rsid="0002d9cc" style:font-size-asian="12pt"/>
    </style:style>
    <style:style style:name="P15" style:family="paragraph" style:parent-style-name="Preformatted_20_Text">
      <style:paragraph-properties fo:margin-left="0in" fo:margin-right="0in" fo:line-height="115%" fo:text-indent="0in" style:auto-text-indent="false"/>
      <style:text-properties officeooo:rsid="0002d9cc" style:font-size-asian="12pt"/>
    </style:style>
    <style:style style:name="P16" style:family="paragraph" style:parent-style-name="Text_20_body" style:list-style-name="L3">
      <style:text-properties officeooo:rsid="0002d9cc" style:font-size-asian="12pt"/>
    </style:style>
    <style:style style:name="P17" style:family="paragraph" style:parent-style-name="Heading_20_1">
      <style:text-properties fo:font-size="16pt" fo:font-weight="bold" officeooo:rsid="0002d9cc" officeooo:paragraph-rsid="0002d9cc" style:font-size-asian="16pt" style:font-weight-asian="bold" style:font-size-complex="16pt" style:font-weight-complex="bold"/>
    </style:style>
    <style:style style:name="P18" style:family="paragraph" style:parent-style-name="Preformatted_20_Text">
      <style:paragraph-properties fo:margin-left="0in" fo:margin-right="0in" fo:margin-top="0in" fo:margin-bottom="0.0972in" style:contextual-spacing="false" fo:line-height="115%" fo:text-indent="0in" style:auto-text-indent="false"/>
      <style:text-properties fo:font-size="12pt" fo:font-weight="normal" officeooo:rsid="0002d9cc" style:font-size-asian="12pt" style:font-weight-asian="normal" style:font-size-complex="12pt" style:font-weight-complex="normal"/>
    </style:style>
    <style:style style:name="P19" style:family="paragraph" style:parent-style-name="Preformatted_20_Text">
      <style:paragraph-properties fo:margin-top="0in" fo:margin-bottom="0.0972in" style:contextual-spacing="false" fo:line-height="115%"/>
      <style:text-properties fo:font-size="12pt" fo:font-weight="normal" officeooo:rsid="0002d9cc" style:font-size-asian="12pt" style:font-weight-asian="normal" style:font-size-complex="12pt" style:font-weight-complex="normal"/>
    </style:style>
    <style:style style:name="P20" style:family="paragraph" style:parent-style-name="Preformatted_20_Text">
      <style:paragraph-properties fo:line-height="115%"/>
      <style:text-properties fo:font-size="12pt" fo:font-weight="normal" officeooo:rsid="0002d9cc" style:font-size-asian="12pt" style:font-weight-asian="normal" style:font-size-complex="12pt" style:font-weight-complex="normal"/>
    </style:style>
    <style:style style:name="P21" style:family="paragraph" style:parent-style-name="Text_20_body">
      <style:text-properties fo:font-size="16pt" fo:font-weight="bold" officeooo:rsid="0002d9cc" style:font-size-asian="16pt" style:font-weight-asian="bold" style:font-size-complex="16pt" style:font-weight-complex="bold"/>
    </style:style>
    <style:style style:name="P22" style:family="paragraph" style:parent-style-name="Horizontal_20_Line">
      <style:paragraph-properties fo:margin-top="0in" fo:margin-bottom="0.0972in" style:contextual-spacing="false" fo:line-height="115%"/>
      <style:text-properties fo:font-size="12pt" fo:font-weight="normal" officeooo:rsid="0002d9cc" style:font-size-asian="12pt" style:font-weight-asian="normal" style:font-size-complex="12pt" style:font-weight-complex="normal"/>
    </style:style>
    <style:style style:name="P23" style:family="paragraph" style:parent-style-name="Heading_20_1">
      <style:paragraph-properties fo:margin-top="0in" fo:margin-bottom="0.0972in" style:contextual-spacing="false" fo:line-height="115%"/>
      <style:text-properties fo:font-size="14pt" fo:font-weight="bold" officeooo:rsid="0002d9cc" style:font-size-asian="14pt" style:font-weight-asian="bold" style:font-size-complex="14pt" style:font-weight-complex="bold"/>
    </style:style>
    <style:style style:name="P24" style:family="paragraph" style:parent-style-name="Text_20_body">
      <style:text-properties fo:font-size="12pt" fo:font-weight="normal" officeooo:rsid="00042603" officeooo:paragraph-rsid="00042603" style:font-size-asian="12pt" style:font-weight-asian="normal" style:font-size-complex="12pt" style:font-weight-complex="normal"/>
    </style:style>
    <style:style style:name="P25" style:family="paragraph" style:parent-style-name="Text_20_body">
      <style:text-properties fo:color="#ff4000" loext:opacity="100%" fo:font-size="12pt" fo:font-weight="bold" officeooo:rsid="00042603" officeooo:paragraph-rsid="00042603" style:font-size-asian="12pt" style:font-weight-asian="bold" style:font-size-complex="12pt" style:font-weight-complex="bold"/>
    </style:style>
    <style:style style:name="P26" style:family="paragraph" style:parent-style-name="Heading_20_1">
      <style:paragraph-properties fo:margin-top="0in" fo:margin-bottom="0.0972in" style:contextual-spacing="false" fo:line-height="115%"/>
      <style:text-properties fo:font-size="16pt" officeooo:rsid="0002d9cc" style:font-size-asian="16pt" style:font-size-complex="16pt"/>
    </style:style>
    <style:style style:name="P27" style:family="paragraph" style:parent-style-name="Text_20_body">
      <style:text-properties fo:font-size="12pt" fo:font-weight="normal" officeooo:rsid="0005aeb7" style:font-size-asian="12pt" style:font-weight-asian="normal" style:font-size-complex="12pt" style:font-weight-complex="normal"/>
    </style:style>
    <style:style style:name="P28" style:family="paragraph" style:parent-style-name="Text_20_body">
      <style:text-properties fo:font-size="12pt" fo:font-weight="normal" officeooo:rsid="0005aeb7" officeooo:paragraph-rsid="0005aeb7" style:font-size-asian="12pt" style:font-weight-asian="normal" style:font-size-complex="12pt" style:font-weight-complex="normal"/>
    </style:style>
    <style:style style:name="P29" style:family="paragraph" style:parent-style-name="Text_20_body">
      <style:text-properties fo:font-size="14pt" fo:font-weight="bold" officeooo:rsid="0006ea86" officeooo:paragraph-rsid="0006ea86" style:font-size-asian="14pt" style:font-weight-asian="bold" style:font-size-complex="14pt" style:font-weight-complex="bold"/>
    </style:style>
    <style:style style:name="P30" style:family="paragraph" style:parent-style-name="Text_20_body">
      <style:text-properties fo:font-size="12pt" fo:font-weight="normal" officeooo:rsid="0006ea86" officeooo:paragraph-rsid="0006ea86" style:font-size-asian="12pt" style:font-weight-asian="normal" style:font-size-complex="12pt" style:font-weight-complex="normal"/>
    </style:style>
    <style:style style:name="P31" style:family="paragraph" style:parent-style-name="Text_20_body">
      <style:text-properties fo:font-size="12pt" fo:font-weight="normal" officeooo:rsid="0005233c" officeooo:paragraph-rsid="0005233c" style:font-size-asian="12pt" style:font-weight-asian="normal" style:font-size-complex="12pt" style:font-weight-complex="normal"/>
    </style:style>
    <style:style style:name="P32" style:family="paragraph" style:parent-style-name="Text_20_body">
      <style:text-properties fo:font-size="12pt" fo:font-weight="normal" officeooo:rsid="0007a481" officeooo:paragraph-rsid="0007a481" style:font-size-asian="12pt" style:font-weight-asian="normal" style:font-size-complex="12pt" style:font-weight-complex="normal"/>
    </style:style>
    <style:style style:name="P33" style:family="paragraph" style:parent-style-name="Standard">
      <style:text-properties fo:color="#ff4000" loext:opacity="100%" officeooo:rsid="00025548" officeooo:paragraph-rsid="00025548"/>
    </style:style>
    <style:style style:name="P34" style:family="paragraph" style:parent-style-name="Standard">
      <style:text-properties fo:color="#ff4000" loext:opacity="100%" officeooo:rsid="0007a481" officeooo:paragraph-rsid="0007a481"/>
    </style:style>
    <style:style style:name="P35" style:family="paragraph" style:parent-style-name="Standard">
      <style:text-properties fo:color="#000000" loext:opacity="100%" officeooo:rsid="0007a481" officeooo:paragraph-rsid="0007a481"/>
    </style:style>
    <style:style style:name="P36" style:family="paragraph" style:parent-style-name="Standard">
      <style:text-properties fo:font-size="12pt" fo:font-weight="normal" officeooo:rsid="0007a481" officeooo:paragraph-rsid="0007a481" style:font-size-asian="12pt" style:font-weight-asian="normal" style:font-size-complex="12pt" style:font-weight-complex="normal"/>
    </style:style>
    <style:style style:name="P37" style:family="paragraph" style:parent-style-name="Text_20_body">
      <style:text-properties fo:color="#ff4000" loext:opacity="100%" fo:font-size="12pt" fo:font-weight="normal" officeooo:rsid="0007a481" officeooo:paragraph-rsid="0007a481" style:font-size-asian="12pt" style:font-weight-asian="normal" style:font-size-complex="12pt" style:font-weight-complex="normal"/>
    </style:style>
    <style:style style:name="P38" style:family="paragraph" style:parent-style-name="Text_20_body">
      <style:text-properties fo:color="#000000" loext:opacity="100%" fo:font-size="12pt" fo:font-weight="normal" officeooo:rsid="0008c17a" officeooo:paragraph-rsid="0008c17a" style:font-size-asian="12pt" style:font-weight-asian="normal" style:font-size-complex="12pt" style:font-weight-complex="normal"/>
    </style:style>
    <style:style style:name="P39" style:family="paragraph" style:parent-style-name="Standard">
      <style:text-properties fo:color="#ff4000" loext:opacity="100%" officeooo:rsid="0008c17a" officeooo:paragraph-rsid="0008c17a"/>
    </style:style>
    <style:style style:name="P40" style:family="paragraph" style:parent-style-name="Standard">
      <style:text-properties fo:color="#000000" loext:opacity="100%" officeooo:rsid="0008c17a" officeooo:paragraph-rsid="0008c17a"/>
    </style:style>
    <style:style style:name="P41" style:family="paragraph" style:parent-style-name="Standard">
      <style:text-properties fo:color="#00a933" loext:opacity="100%" fo:font-size="16pt" fo:font-weight="bold" officeooo:rsid="00090ff9" officeooo:paragraph-rsid="00090ff9" style:font-size-asian="16pt" style:font-weight-asian="bold" style:font-size-complex="16pt" style:font-weight-complex="bold"/>
    </style:style>
    <style:style style:name="P42" style:family="paragraph" style:parent-style-name="Standard">
      <style:text-properties fo:color="#00a933" loext:opacity="100%" officeooo:rsid="00090ff9" officeooo:paragraph-rsid="00090ff9"/>
    </style:style>
    <style:style style:name="P43" style:family="paragraph" style:parent-style-name="Standard">
      <style:text-properties fo:color="#ff0000" loext:opacity="100%" fo:font-size="18pt" fo:font-weight="bold" officeooo:rsid="000db52f" officeooo:paragraph-rsid="000db52f" style:font-size-asian="18pt" style:font-weight-asian="bold" style:font-size-complex="18pt" style:font-weight-complex="bold"/>
    </style:style>
    <style:style style:name="P44" style:family="paragraph" style:parent-style-name="Standard">
      <style:text-properties officeooo:paragraph-rsid="000db52f"/>
    </style:style>
    <style:style style:name="P45" style:family="paragraph" style:parent-style-name="Standard">
      <style:text-properties fo:color="#000000" loext:opacity="100%" fo:font-size="12pt" fo:font-weight="normal" officeooo:rsid="000db52f" officeooo:paragraph-rsid="000db52f" style:font-size-asian="12pt" style:font-weight-asian="normal" style:font-size-complex="12pt" style:font-weight-complex="normal"/>
    </style:style>
    <style:style style:name="P46" style:family="paragraph" style:parent-style-name="Standard">
      <style:text-properties fo:color="#ff4000" loext:opacity="100%" fo:font-size="12pt" fo:font-weight="bold" officeooo:rsid="000db52f" officeooo:paragraph-rsid="000db52f" style:font-size-asian="12pt" style:font-weight-asian="bold" style:font-size-complex="12pt" style:font-weight-complex="bold"/>
    </style:style>
    <style:style style:name="P47" style:family="paragraph" style:parent-style-name="Standard">
      <style:text-properties fo:color="#ff4000" loext:opacity="100%" fo:font-size="18pt" fo:font-weight="bold" officeooo:rsid="000ff47d" officeooo:paragraph-rsid="000ff47d" style:font-size-asian="18pt" style:font-weight-asian="bold" style:font-size-complex="18pt" style:font-weight-complex="bold"/>
    </style:style>
    <style:style style:name="P48" style:family="paragraph" style:parent-style-name="Standard">
      <style:text-properties fo:color="#ff4000" loext:opacity="100%" fo:font-size="12pt" fo:font-weight="bold" officeooo:rsid="000ff47d" officeooo:paragraph-rsid="000ff47d" style:font-size-asian="12pt" style:font-weight-asian="bold" style:font-size-complex="12pt" style:font-weight-complex="bold"/>
    </style:style>
    <style:style style:name="P49" style:family="paragraph" style:parent-style-name="Standard">
      <style:text-properties fo:color="#000000" loext:opacity="100%" fo:font-size="12pt" fo:font-weight="normal" officeooo:rsid="000ff47d" officeooo:paragraph-rsid="000ff47d" style:font-size-asian="12pt" style:font-weight-asian="normal" style:font-size-complex="12pt" style:font-weight-complex="normal"/>
    </style:style>
    <style:style style:name="P50" style:family="paragraph" style:parent-style-name="Standard">
      <style:text-properties fo:color="#00a933" loext:opacity="100%" officeooo:rsid="000db52f" officeooo:paragraph-rsid="000db52f"/>
    </style:style>
    <style:style style:name="P51" style:family="paragraph" style:parent-style-name="Standard">
      <style:text-properties fo:color="#00a933" loext:opacity="100%" officeooo:rsid="0011dc14" officeooo:paragraph-rsid="0011dc14"/>
    </style:style>
    <style:style style:name="P52" style:family="paragraph" style:parent-style-name="Standard">
      <style:text-properties fo:color="#000000" loext:opacity="100%" fo:font-size="18pt" fo:font-weight="bold" officeooo:rsid="001a1ba5" officeooo:paragraph-rsid="001a1ba5" style:font-size-asian="18pt" style:font-weight-asian="bold" style:font-size-complex="18pt" style:font-weight-complex="bold"/>
    </style:style>
    <style:style style:name="P53" style:family="paragraph" style:parent-style-name="Text_20_body">
      <style:text-properties fo:color="#000000" loext:opacity="100%" fo:font-size="18pt" fo:font-weight="bold" officeooo:rsid="001a1ba5" style:font-size-asian="18pt" style:font-weight-asian="bold" style:font-size-complex="18pt" style:font-weight-complex="bold"/>
    </style:style>
    <style:style style:name="P54" style:family="paragraph" style:parent-style-name="Preformatted_20_Text">
      <style:paragraph-properties fo:margin-left="0in" fo:margin-right="0in" fo:text-indent="0in" style:auto-text-indent="false"/>
      <style:text-properties fo:color="#000000" loext:opacity="100%" fo:font-size="12pt" fo:font-weight="bold" officeooo:rsid="001a1ba5" style:font-size-asian="12pt" style:font-weight-asian="bold" style:font-size-complex="12pt" style:font-weight-complex="bold"/>
    </style:style>
    <style:style style:name="P55" style:family="paragraph" style:parent-style-name="Text_20_body">
      <style:text-properties fo:color="#000000" loext:opacity="100%" fo:font-size="12pt" fo:font-weight="bold" officeooo:rsid="001a1ba5" style:font-size-asian="12pt" style:font-weight-asian="bold" style:font-size-complex="12pt" style:font-weight-complex="bold"/>
    </style:style>
    <style:style style:name="P56" style:family="paragraph" style:parent-style-name="Preformatted_20_Text">
      <style:text-properties fo:color="#000000" loext:opacity="100%" fo:font-size="12pt" fo:font-weight="bold" officeooo:rsid="001a1ba5" style:font-size-asian="12pt" style:font-weight-asian="bold" style:font-size-complex="12pt" style:font-weight-complex="bold"/>
    </style:style>
    <style:style style:name="P57" style:family="paragraph" style:parent-style-name="Text_20_body" style:list-style-name="L4">
      <style:text-properties fo:color="#000000" loext:opacity="100%" fo:font-size="18pt" fo:font-weight="bold" officeooo:rsid="001a1ba5" style:font-size-asian="18pt" style:font-weight-asian="bold" style:font-size-complex="18pt" style:font-weight-complex="bold"/>
    </style:style>
    <style:style style:name="P58" style:family="paragraph" style:parent-style-name="Standard">
      <style:text-properties fo:color="#000000" loext:opacity="100%" fo:font-size="12pt" fo:font-weight="normal" officeooo:rsid="001a1ba5" officeooo:paragraph-rsid="001a1ba5" style:font-size-asian="12pt" style:font-weight-asian="normal" style:font-size-complex="12pt" style:font-weight-complex="normal"/>
    </style:style>
    <style:style style:name="P59" style:family="paragraph" style:parent-style-name="Standard">
      <style:text-properties fo:color="#000000" loext:opacity="100%" fo:font-size="12pt" fo:font-weight="normal" officeooo:rsid="001a870f" officeooo:paragraph-rsid="001a870f" style:font-size-asian="12pt" style:font-weight-asian="normal" style:font-size-complex="12pt" style:font-weight-complex="normal"/>
    </style:style>
    <style:style style:name="P60" style:family="paragraph" style:parent-style-name="Standard">
      <style:text-properties fo:color="#ff0000" loext:opacity="100%" fo:font-size="12pt" fo:font-weight="normal" officeooo:rsid="001a870f" officeooo:paragraph-rsid="001bf0fc" style:font-size-asian="12pt" style:font-weight-asian="normal" style:font-size-complex="12pt" style:font-weight-complex="normal"/>
    </style:style>
    <style:style style:name="P61" style:family="paragraph" style:parent-style-name="Standard">
      <style:text-properties fo:color="#000000" loext:opacity="100%" fo:font-size="12pt" fo:font-weight="normal" officeooo:rsid="001a870f" officeooo:paragraph-rsid="001bf0fc" style:font-size-asian="12pt" style:font-weight-asian="normal" style:font-size-complex="12pt" style:font-weight-complex="normal"/>
    </style:style>
    <style:style style:name="P62" style:family="paragraph" style:parent-style-name="Heading_20_1">
      <style:text-properties fo:color="#000000" loext:opacity="100%" fo:font-size="12pt" fo:font-weight="bold" officeooo:rsid="001bf0fc" officeooo:paragraph-rsid="001bf0fc" style:font-size-asian="12pt" style:font-weight-asian="bold" style:font-size-complex="12pt" style:font-weight-complex="bold"/>
    </style:style>
    <style:style style:name="P63" style:family="paragraph" style:parent-style-name="Text_20_body">
      <style:text-properties fo:color="#000000" loext:opacity="100%" fo:font-size="12pt" fo:font-weight="bold" officeooo:rsid="001bf0fc" officeooo:paragraph-rsid="001bf0fc" style:font-size-asian="12pt" style:font-weight-asian="bold" style:font-size-complex="12pt" style:font-weight-complex="bold"/>
    </style:style>
    <style:style style:name="P64" style:family="paragraph" style:parent-style-name="Text_20_body">
      <style:text-properties fo:color="#000000" loext:opacity="100%" fo:font-weight="bold" officeooo:rsid="001bf0fc" style:font-size-asian="12pt" style:font-weight-asian="bold" style:font-weight-complex="bold"/>
    </style:style>
    <style:style style:name="P65" style:family="paragraph" style:parent-style-name="Preformatted_20_Text">
      <style:paragraph-properties fo:margin-left="0in" fo:margin-right="0in" fo:text-indent="0in" style:auto-text-indent="false"/>
      <style:text-properties fo:color="#000000" loext:opacity="100%" fo:font-size="12pt" fo:font-weight="bold" officeooo:rsid="001bf0fc" style:font-size-asian="12pt" style:font-weight-asian="bold" style:font-size-complex="12pt" style:font-weight-complex="bold"/>
    </style:style>
    <style:style style:name="P66" style:family="paragraph" style:parent-style-name="Preformatted_20_Text">
      <style:text-properties fo:color="#000000" loext:opacity="100%" fo:font-size="12pt" fo:font-weight="bold" officeooo:rsid="001bf0fc" style:font-size-asian="12pt" style:font-weight-asian="bold" style:font-size-complex="12pt" style:font-weight-complex="bold"/>
    </style:style>
    <style:style style:name="P67" style:family="paragraph" style:parent-style-name="Text_20_body" style:list-style-name="L5">
      <style:text-properties fo:color="#000000" loext:opacity="100%" fo:font-weight="bold" officeooo:rsid="001bf0fc" style:font-size-asian="12pt" style:font-weight-asian="bold" style:font-weight-complex="bold"/>
    </style:style>
    <style:style style:name="P68" style:family="paragraph" style:parent-style-name="Standard">
      <style:text-properties fo:color="#000000" loext:opacity="100%" fo:font-size="12pt" fo:font-weight="bold" officeooo:rsid="001bf0fc" officeooo:paragraph-rsid="001bf0fc" style:font-size-asian="12pt" style:font-weight-asian="bold" style:font-size-complex="12pt" style:font-weight-complex="bold"/>
    </style:style>
    <style:style style:name="P69" style:family="paragraph" style:parent-style-name="Standard">
      <style:text-properties fo:color="#000000" loext:opacity="100%" fo:font-size="16pt" fo:font-weight="bold" officeooo:rsid="001d018c" officeooo:paragraph-rsid="001d018c" style:font-size-asian="16pt" style:font-weight-asian="bold" style:font-size-complex="16pt" style:font-weight-complex="bold"/>
    </style:style>
    <style:style style:name="P70" style:family="paragraph" style:parent-style-name="Text_20_body">
      <style:text-properties fo:color="#000000" loext:opacity="100%" fo:font-size="16pt" fo:font-weight="bold" officeooo:rsid="001d018c" officeooo:paragraph-rsid="001d018c" style:font-size-asian="16pt" style:font-weight-asian="bold" style:font-size-complex="16pt" style:font-weight-complex="bold"/>
    </style:style>
    <style:style style:name="P71" style:family="paragraph" style:parent-style-name="Standard">
      <style:text-properties fo:color="#000000" loext:opacity="100%" officeooo:rsid="0018972c" officeooo:paragraph-rsid="001d018c"/>
    </style:style>
    <style:style style:name="P72" style:family="paragraph" style:parent-style-name="Standard">
      <style:text-properties fo:color="#000000" loext:opacity="100%" officeooo:rsid="0018972c" officeooo:paragraph-rsid="001f5760"/>
    </style:style>
    <style:style style:name="P73" style:family="paragraph" style:parent-style-name="Standard">
      <style:text-properties fo:color="#00a933" loext:opacity="100%" officeooo:rsid="001f3eca" officeooo:paragraph-rsid="001f5760"/>
    </style:style>
    <style:style style:name="P74" style:family="paragraph" style:parent-style-name="Quotations">
      <style:text-properties fo:color="#00a933" loext:opacity="100%" officeooo:rsid="001f3eca" officeooo:paragraph-rsid="001f5760"/>
    </style:style>
    <style:style style:name="P75" style:family="paragraph" style:parent-style-name="Standard">
      <style:text-properties fo:color="#00a933" loext:opacity="100%" officeooo:rsid="001fab70" officeooo:paragraph-rsid="001fab70"/>
    </style:style>
    <style:style style:name="P76" style:family="paragraph" style:parent-style-name="Standard">
      <style:text-properties fo:color="#00a933" loext:opacity="100%" officeooo:rsid="001f3eca" officeooo:paragraph-rsid="001f3eca"/>
    </style:style>
    <style:style style:name="P77" style:family="paragraph" style:parent-style-name="Standard">
      <style:text-properties fo:color="#111111" loext:opacity="100%" officeooo:rsid="001f3eca" officeooo:paragraph-rsid="001f3eca"/>
    </style:style>
    <style:style style:name="P78" style:family="paragraph" style:parent-style-name="Standard">
      <style:text-properties fo:color="#00a933" loext:opacity="100%" officeooo:rsid="00134e85" officeooo:paragraph-rsid="00134e85"/>
    </style:style>
    <style:style style:name="P79" style:family="paragraph" style:parent-style-name="Standard">
      <style:text-properties fo:color="#111111" loext:opacity="100%" fo:font-size="18pt" fo:font-weight="bold" officeooo:rsid="001ffd90" officeooo:paragraph-rsid="001ffd90" style:font-size-asian="18pt" style:font-weight-asian="bold" style:font-size-complex="18pt" style:font-weight-complex="bold"/>
    </style:style>
    <style:style style:name="P80" style:family="paragraph" style:parent-style-name="Standard">
      <style:text-properties fo:color="#00a933" loext:opacity="100%" officeooo:rsid="001ffd90" officeooo:paragraph-rsid="001ffd90"/>
    </style:style>
    <style:style style:name="P81" style:family="paragraph" style:parent-style-name="Text_20_body">
      <style:text-properties fo:color="#00a933" loext:opacity="100%" officeooo:rsid="001ffd90" officeooo:paragraph-rsid="001ffd90"/>
    </style:style>
    <style:style style:name="P82" style:family="paragraph" style:parent-style-name="Standard">
      <style:text-properties fo:color="#111111" loext:opacity="100%" fo:font-size="20pt" fo:font-weight="bold" officeooo:rsid="001ffd90" officeooo:paragraph-rsid="001ffd90" style:font-size-asian="20pt" style:font-weight-asian="bold" style:font-size-complex="20pt" style:font-weight-complex="bold"/>
    </style:style>
    <style:style style:name="P83" style:family="paragraph" style:parent-style-name="Standard">
      <style:text-properties fo:color="#111111" loext:opacity="100%" fo:font-size="13pt" fo:font-weight="normal" officeooo:rsid="0021bfed" officeooo:paragraph-rsid="0021bfed" style:font-size-asian="13pt" style:font-weight-asian="normal" style:font-size-complex="13pt" style:font-weight-complex="normal"/>
    </style:style>
    <style:style style:name="P84" style:family="paragraph" style:parent-style-name="Standard">
      <style:text-properties fo:color="#111111" loext:opacity="100%" fo:font-size="18pt" fo:font-weight="bold" officeooo:rsid="0023222b" officeooo:paragraph-rsid="0023222b" style:font-size-asian="18pt" style:font-weight-asian="bold" style:font-size-complex="18pt" style:font-weight-complex="bold"/>
    </style:style>
    <style:style style:name="P85" style:family="paragraph" style:parent-style-name="Standard">
      <style:text-properties fo:color="#111111" loext:opacity="100%" fo:font-size="13pt" fo:font-weight="normal" officeooo:rsid="0023222b" officeooo:paragraph-rsid="0023222b" style:font-size-asian="13pt" style:font-weight-asian="normal" style:font-size-complex="13pt" style:font-weight-complex="normal"/>
    </style:style>
    <style:style style:name="P86" style:family="paragraph" style:parent-style-name="Standard">
      <style:text-properties fo:color="#ff4000" loext:opacity="100%" fo:font-size="13pt" fo:font-weight="bold" officeooo:rsid="0025f269" officeooo:paragraph-rsid="0025f269" style:font-size-asian="13pt" style:font-weight-asian="bold" style:font-size-complex="13pt" style:font-weight-complex="bold"/>
    </style:style>
    <style:style style:name="P87" style:family="paragraph" style:parent-style-name="Standard">
      <style:text-properties fo:color="#ff4000" loext:opacity="100%" fo:font-size="13pt" fo:font-weight="bold" officeooo:rsid="0028079f" officeooo:paragraph-rsid="0028079f" style:font-size-asian="13pt" style:font-weight-asian="bold" style:font-size-complex="13pt" style:font-weight-complex="bold"/>
    </style:style>
    <style:style style:name="P88" style:family="paragraph" style:parent-style-name="Standard">
      <style:text-properties fo:color="#000000" loext:opacity="100%" fo:font-size="18pt" fo:font-weight="bold" officeooo:rsid="00285c14" officeooo:paragraph-rsid="00285c14" style:font-size-asian="18pt" style:font-weight-asian="bold" style:font-size-complex="18pt" style:font-weight-complex="bold"/>
    </style:style>
    <style:style style:name="P89" style:family="paragraph" style:parent-style-name="Standard">
      <style:text-properties fo:color="#ff4000" loext:opacity="100%" fo:font-size="13pt" fo:font-weight="bold" officeooo:rsid="00285c14" officeooo:paragraph-rsid="00285c14" style:font-size-asian="13pt" style:font-weight-asian="bold" style:font-size-complex="13pt" style:font-weight-complex="bold"/>
    </style:style>
    <style:style style:name="P90" style:family="paragraph" style:parent-style-name="Standard">
      <style:text-properties fo:color="#111111" loext:opacity="100%" fo:font-size="13pt" fo:font-weight="normal" officeooo:rsid="00285c14" officeooo:paragraph-rsid="00285c14" style:font-size-asian="13pt" style:font-weight-asian="normal" style:font-size-complex="13pt" style:font-weight-complex="normal"/>
    </style:style>
    <style:style style:name="P91" style:family="paragraph" style:parent-style-name="Standard">
      <style:text-properties fo:color="#111111" loext:opacity="100%" fo:font-size="13pt" fo:font-weight="bold" officeooo:rsid="00285c14" officeooo:paragraph-rsid="00285c14" style:font-size-asian="13pt" style:font-weight-asian="bold" style:font-size-complex="13pt" style:font-weight-complex="bold"/>
    </style:style>
    <style:style style:name="P92" style:family="paragraph" style:parent-style-name="Standard">
      <style:text-properties fo:color="#111111" loext:opacity="100%" fo:font-size="21pt" fo:font-weight="bold" officeooo:rsid="0029ac8a" officeooo:paragraph-rsid="0029ac8a" style:font-size-asian="21pt" style:font-weight-asian="bold" style:font-size-complex="21pt" style:font-weight-complex="bold"/>
    </style:style>
    <style:style style:name="P93" style:family="paragraph" style:parent-style-name="Standard">
      <style:text-properties fo:color="#111111" loext:opacity="100%" fo:font-size="13pt" fo:font-weight="normal" officeooo:rsid="0029ac8a" officeooo:paragraph-rsid="0029ac8a" style:font-size-asian="13pt" style:font-weight-asian="normal" style:font-size-complex="13pt" style:font-weight-complex="normal"/>
    </style:style>
    <style:style style:name="P94" style:family="paragraph" style:parent-style-name="Heading_20_3">
      <style:text-properties fo:color="#111111" loext:opacity="100%" fo:font-size="13pt" fo:font-weight="normal" officeooo:rsid="0029ac8a" officeooo:paragraph-rsid="0029ac8a" style:font-size-asian="13pt" style:font-weight-asian="normal" style:font-size-complex="13pt" style:font-weight-complex="normal"/>
    </style:style>
    <style:style style:name="P95" style:family="paragraph" style:parent-style-name="Text_20_body" style:list-style-name="L6">
      <style:text-properties fo:color="#111111" loext:opacity="100%" fo:font-size="13pt" officeooo:rsid="0029ac8a" style:font-size-asian="13pt" style:font-size-complex="13pt"/>
    </style:style>
    <style:style style:name="P96" style:family="paragraph" style:parent-style-name="Heading_20_3">
      <style:text-properties fo:color="#111111" loext:opacity="100%" fo:font-size="13pt" fo:font-weight="normal" officeooo:rsid="0029ac8a" style:font-size-asian="13pt" style:font-weight-asian="normal" style:font-size-complex="13pt" style:font-weight-complex="normal"/>
    </style:style>
    <style:style style:name="P97" style:family="paragraph" style:parent-style-name="Text_20_body" style:list-style-name="L7">
      <style:text-properties fo:color="#111111" loext:opacity="100%" fo:font-size="13pt" officeooo:rsid="0029ac8a" style:font-size-asian="13pt" style:font-size-complex="13pt"/>
    </style:style>
    <style:style style:name="P98" style:family="paragraph" style:parent-style-name="Text_20_body" style:list-style-name="L8">
      <style:text-properties fo:color="#111111" loext:opacity="100%" fo:font-size="13pt" officeooo:rsid="0029ac8a" style:font-size-asian="13pt" style:font-size-complex="13pt"/>
    </style:style>
    <style:style style:name="P99" style:family="paragraph" style:parent-style-name="Text_20_body" style:list-style-name="L9">
      <style:text-properties fo:color="#111111" loext:opacity="100%" fo:font-size="13pt" officeooo:rsid="0029ac8a" style:font-size-asian="13pt" style:font-size-complex="13pt"/>
    </style:style>
    <style:style style:name="P100" style:family="paragraph" style:parent-style-name="Text_20_body" style:list-style-name="L10">
      <style:text-properties fo:color="#111111" loext:opacity="100%" fo:font-size="13pt" officeooo:rsid="0029ac8a" style:font-size-asian="13pt" style:font-size-complex="13pt"/>
    </style:style>
    <style:style style:name="P101" style:family="paragraph" style:parent-style-name="Standard">
      <style:text-properties fo:color="#111111" loext:opacity="100%" fo:font-size="18pt" fo:font-weight="bold" officeooo:rsid="002ad1ea" officeooo:paragraph-rsid="002ad1ea" style:font-size-asian="18pt" style:font-weight-asian="bold" style:font-size-complex="18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color="#ff4000" loext:opacity="100%"/>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color="#000000" loext:opacity="100%" fo:font-size="12pt" fo:font-weight="normal" officeooo:rsid="000db52f" style:font-size-asian="12pt" style:font-weight-asian="normal" style:font-size-complex="12pt" style:font-weight-complex="normal"/>
    </style:style>
    <style:style style:name="T8" style:family="text">
      <style:text-properties fo:color="#000000" loext:opacity="100%" fo:font-size="12pt" fo:font-weight="normal" officeooo:rsid="000edad4" style:font-size-asian="12pt" style:font-weight-asian="normal" style:font-size-complex="12pt" style:font-weight-complex="normal"/>
    </style:style>
    <style:style style:name="T9" style:family="text">
      <style:text-properties fo:color="#ff4000" loext:opacity="100%" fo:font-weight="bold" style:font-weight-asian="bold" style:font-weight-complex="bold"/>
    </style:style>
    <style:style style:name="T10" style:family="text">
      <style:text-properties officeooo:rsid="001cebc2"/>
    </style:style>
    <style:style style:name="T11" style:family="text">
      <style:text-properties fo:font-size="12pt" style:font-size-asian="12pt" style:font-size-complex="12pt"/>
    </style:style>
    <style:style style:name="T12" style:family="text">
      <style:text-properties fo:font-size="16pt" fo:font-weight="bold" officeooo:rsid="001f3eca" style:font-size-asian="16pt" style:font-weight-asian="bold" style:font-size-complex="16pt" style:font-weight-complex="bold"/>
    </style:style>
    <style:style style:name="T13" style:family="text">
      <style:text-properties fo:color="#111111" loext:opacity="100%" fo:font-size="18pt" fo:font-weight="bold" style:font-size-asian="18pt" style:font-weight-asian="bold" style:font-size-complex="18pt" style:font-weight-complex="bold"/>
    </style:style>
    <style:style style:name="T14" style:family="text">
      <style:text-properties officeooo:rsid="0024227c"/>
    </style:style>
    <style:style style:name="T15" style:family="text">
      <style:text-properties officeooo:rsid="002c1cf1"/>
    </style:style>
    <style:style style:name="T16" style:family="text">
      <style:text-properties fo:font-size="15pt" fo:font-weight="normal" officeooo:rsid="002c1cf1" style:font-size-asian="15pt" style:font-weight-asian="normal" style:font-size-complex="15pt" style:font-weight-complex="normal"/>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1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MISE CHAINING : </text:span><text:line-break/><text:line-break/>After a promise is resolved, all consecutive .then() are executed in sequence, whether there is a return statement or not.</text:p>
      <text:p text:style-name="P2">If nothing is returned, it automatically returns undefined, and the chain continues.</text:p>
      <text:p text:style-name="P2">If inside any .then() we throw an error (or return a rejected promise), then the next .then() is skipped and the nearest .catch() is executed.</text:p>
      <text:p text:style-name="P2">If inside .catch() we return a value, the promise becomes resolved again, and the .then() chain after .catch() starts executing.</text:p>
      <text:p text:style-name="P2"/>
      <text:p text:style-name="P3">EXAMPLE :</text:p>
      <text:p text:style-name="P4"/>
      <text:p text:style-name="P4">Promise.resolve("Start")</text:p>
      <text:p text:style-name="P4"><text:s text:c="2"/>.then((val) =&gt; {</text:p>
      <text:p text:style-name="P4"><text:s text:c="4"/>console.log("1:", val);</text:p>
      <text:p text:style-name="P4"><text:s text:c="2"/>})</text:p>
      <text:p text:style-name="P4"><text:s text:c="2"/>.then((val) =&gt; {</text:p>
      <text:p text:style-name="P4"><text:s text:c="4"/>console.log("2:", val);</text:p>
      <text:p text:style-name="P4"><text:s text:c="4"/>return "Next Value";</text:p>
      <text:p text:style-name="P4"><text:s text:c="2"/>})</text:p>
      <text:p text:style-name="P4"><text:s text:c="2"/>.then((val) =&gt; {</text:p>
      <text:p text:style-name="P4"><text:s text:c="4"/>console.log("3:", val);</text:p>
      <text:p text:style-name="P4"><text:s text:c="4"/>throw new Error("Something broke!");</text:p>
      <text:p text:style-name="P4"><text:s text:c="2"/>})</text:p>
      <text:p text:style-name="P4"><text:s text:c="2"/>.then(() =&gt; {</text:p>
      <text:p text:style-name="P4"><text:s text:c="4"/>console.log("4: This will NOT run");</text:p>
      <text:p text:style-name="P4"><text:s text:c="2"/>})</text:p>
      <text:p text:style-name="P4"><text:s text:c="2"/>.catch((err) =&gt; {</text:p>
      <text:p text:style-name="P4"><text:s text:c="4"/>console.log("Caught:", err.message);</text:p>
      <text:p text:style-name="P4"><text:s text:c="4"/>return "Recovered";</text:p>
      <text:p text:style-name="P4"><text:s text:c="2"/>})</text:p>
      <text:p text:style-name="P4"><text:s text:c="2"/>.then((val) =&gt; {</text:p>
      <text:p text:style-name="P4"><text:s text:c="4"/>console.log("5:", val);</text:p>
      <text:p text:style-name="P4"><text:s text:c="2"/>});</text:p>
      <text:p text:style-name="P4"><text:soft-page-break/><text:span text:style-name="T2">OUTPUT : </text:span><text:line-break/>1: Start</text:p>
      <text:p text:style-name="P4">2: undefined</text:p>
      <text:p text:style-name="P4">3: Next Value</text:p>
      <text:p text:style-name="P4">Caught: Something broke!</text:p>
      <text:p text:style-name="P4">5: Recovered</text:p>
      <text:p text:style-name="P4"/>
      <text:p text:style-name="P5">BINDING METHODS :</text:p>
      <text:h text:style-name="P6" text:outline-level="3">1. call()</text:h>
      <text:section text:style-name="Sect1" text:name="code-block-viewer">
        <text:p text:style-name="P7">fxnName.call(thisArg, arg1, arg2)</text:p>
      </text:section>
      <text:list text:style-name="L1">
        <text:list-item>
          <text:p text:style-name="P8"><text:span text:style-name="Source_20_Text"><text:span text:style-name="T3">this</text:span></text:span><text:span text:style-name="T3"> is set to </text:span><text:span text:style-name="Source_20_Text"><text:span text:style-name="T3">thisArg</text:span></text:span></text:p>
        </text:list-item>
        <text:list-item>
          <text:p text:style-name="P9">Function executes immediately</text:p>
        </text:list-item>
        <text:list-item>
          <text:p text:style-name="P9">Returns whatever the function returns</text:p>
        </text:list-item>
        <text:list-item>
          <text:p text:style-name="P9">Does NOT return a new function</text:p>
        </text:list-item>
      </text:list>
      <text:p text:style-name="P10"/>
      <text:p text:style-name="P5">2. apply()</text:p>
      <text:section text:style-name="Sect1" text:name="Section1">
        <text:p text:style-name="P11"><text:bookmark text:name="code-block-viewer"/>fxnName.apply(thisArg, [arg1, arg2])</text:p>
      </text:section>
      <text:list text:style-name="L2">
        <text:list-item>
          <text:p text:style-name="P12">Same as <text:span text:style-name="Source_20_Text">call</text:span></text:p>
        </text:list-item>
        <text:list-item>
          <text:p text:style-name="P12">Arguments passed as array</text:p>
        </text:list-item>
        <text:list-item>
          <text:p text:style-name="P12">Executes immediately</text:p>
        </text:list-item>
        <text:list-item>
          <text:p text:style-name="P12">Does NOT return a new function</text:p>
        </text:list-item>
      </text:list>
      <text:p text:style-name="P13"/>
      <text:h text:style-name="P14" text:outline-level="3">3. bind()</text:h>
      <text:section text:style-name="Sect1" text:name="Section2">
        <text:p text:style-name="P15"><text:bookmark text:name="code-block-viewer Copy 1"/>const newFn = fxnName.bind(thisArg, arg1, arg2)</text:p>
      </text:section>
      <text:list text:style-name="L3">
        <text:list-item>
          <text:p text:style-name="P16">Does NOT execute immediately</text:p>
        </text:list-item>
        <text:list-item>
          <text:p text:style-name="P16">Returns a new function</text:p>
        </text:list-item>
        <text:list-item>
          <text:p text:style-name="P16"><text:span text:style-name="Source_20_Text"><text:span text:style-name="T4">this</text:span></text:span><text:span text:style-name="T4"> is permanently bound</text:span></text:p>
        </text:list-item>
        <text:list-item>
          <text:p text:style-name="P16">Can also pre-fill arguments (partial application)</text:p>
        </text:list-item>
      </text:list>
      <text:p text:style-name="P13"/>
      <text:p text:style-name="P13"/>
      <text:p text:style-name="P5">NOTE :</text:p>
      <text:h text:style-name="P17" text:outline-level="1"><text:soft-page-break/><text:span text:style-name="T5">1️⃣ bind Permanently Locks </text:span><text:span text:style-name="Source_20_Text"><text:span text:style-name="T5">this</text:span></text:span></text:h>
      <text:p text:style-name="P10">Once bound, you cannot change it.</text:p>
      <text:section text:style-name="Sect1" text:name="Section3">
        <text:p text:style-name="P18"><text:bookmark text:name="code-block-viewer Copy 2"/>function greet() {</text:p>
        <text:p text:style-name="P19"><text:s text:c="2"/>console.log(this.name);</text:p>
        <text:p text:style-name="P19">}</text:p>
        <text:p text:style-name="P19">const obj1 = { name: "A" };</text:p>
        <text:p text:style-name="P19">const obj2 = { name: "B" };</text:p>
        <text:p text:style-name="P19">const bound = greet.bind(obj1);</text:p>
        <text:p text:style-name="P20">bound.call(obj2); // Still prints A</text:p>
      </text:section>
      <text:p text:style-name="P21"><text:span text:style-name="T3">👉 </text:span><text:span text:style-name="Source_20_Text"><text:span text:style-name="T3">bind</text:span></text:span><text:span text:style-name="T3"> wins over </text:span><text:span text:style-name="Source_20_Text"><text:span text:style-name="T3">call</text:span></text:span><text:span text:style-name="T3">.</text:span></text:p>
      <text:p text:style-name="P22"/>
      <text:h text:style-name="P23" text:outline-level="1">2️⃣ Arrow Functions Cannot Be Rebound</text:h>
      <text:section text:style-name="Sect1" text:name="Section4">
        <text:p text:style-name="P18"><text:bookmark text:name="code-block-viewer Copy 3"/>const arrow = () =&gt; {</text:p>
        <text:p text:style-name="P19"><text:s text:c="2"/>console.log(this);</text:p>
        <text:p text:style-name="P19">};</text:p>
        <text:p text:style-name="P20">arrow.call({ name: "Test" });</text:p>
      </text:section>
      <text:p text:style-name="P24"/>
      <text:p text:style-name="P25">FOR THE ARROW FUNCTIONS “THIS” IS DEFINED BASED ON WHERE THE FUNCTION IS DEFINED NOT HOW THE FUNCTION IS CALLED BUT IN CASE NORMAL FUNCTION WE DECIDE VALUE OF “THIS” BASED ON HOW IT IS CALLED NOT WHERE IT IS DEFINED.</text:p>
      <text:p text:style-name="P25"/>
      <text:p text:style-name="P25">In arrow functions, <text:span text:style-name="Source_20_Text">this</text:span> is decided at the time and place the function is defined (lexical scope).<text:line-break/>In normal functions, <text:span text:style-name="Source_20_Text">this</text:span> is decided at runtime based on how the function is called.</text:p>
      <text:p text:style-name="P21"><text:span text:style-name="T3">👉 </text:span><text:span text:style-name="Source_20_Text"><text:span text:style-name="T3">this</text:span></text:span><text:span text:style-name="T3"> does NOT change.</text:span></text:p>
      <text:p text:style-name="P21"><text:span text:style-name="T3">Because arrow functions use </text:span><text:span text:style-name="Strong_20_Emphasis"><text:span text:style-name="T3">lexical this</text:span></text:span><text:span text:style-name="T3">.</text:span></text:p>
      <text:p text:style-name="P10">This is a very common interview trap.</text:p>
      <text:p text:style-name="P22"/>
      <text:h text:style-name="P26" text:outline-level="1"><text:span text:style-name="T6">3️⃣ What Happens If </text:span><text:span text:style-name="Source_20_Text"><text:span text:style-name="T6">thisArg</text:span></text:span><text:span text:style-name="T6"> is null or undefined?</text:span></text:h>
      <text:p text:style-name="P10">In non-strict mode:</text:p>
      <text:section text:style-name="Sect1" text:name="Section5">
        <text:p text:style-name="P7"><text:bookmark text:name="code-block-viewer Copy 4"/>greet.call(null);</text:p>
      </text:section>
      <text:p text:style-name="P21"><text:span text:style-name="Source_20_Text"><text:span text:style-name="T3">this</text:span></text:span><text:span text:style-name="T3"> becomes </text:span><text:span text:style-name="Source_20_Text"><text:span text:style-name="T3">window</text:span></text:span><text:span text:style-name="T3"> (browser).</text:span></text:p>
      <text:p text:style-name="P10">In strict mode:</text:p>
      <text:p text:style-name="P21"><text:soft-page-break/><text:span text:style-name="Source_20_Text"><text:span text:style-name="T3">this</text:span></text:span><text:span text:style-name="T3"> stays </text:span><text:span text:style-name="Source_20_Text"><text:span text:style-name="T3">null</text:span></text:span><text:span text:style-name="T3">.</text:span></text:p>
      <text:p text:style-name="P10">Important difference.</text:p>
      <text:p text:style-name="P22"/>
      <text:h text:style-name="P23" text:outline-level="1">4️⃣ Constructor + bind Edge Case (Advanced)</text:h>
      <text:section text:style-name="Sect1" text:name="Section6">
        <text:p text:style-name="P18"><text:bookmark text:name="code-block-viewer Copy 5"/>function Person(name) {</text:p>
        <text:p text:style-name="P19"><text:s text:c="2"/>this.name = name;</text:p>
        <text:p text:style-name="P19">}</text:p>
        <text:p text:style-name="P19">const BoundPerson = Person.bind({});</text:p>
        <text:p text:style-name="P19">const p = new BoundPerson("Koushal");</text:p>
        <text:p text:style-name="P20">console.log(p.name);</text:p>
      </text:section>
      <text:p text:style-name="P21"><text:span text:style-name="T3">When using </text:span><text:span text:style-name="Source_20_Text"><text:span text:style-name="T3">new</text:span></text:span><text:span text:style-name="T3">, it ignores the bound </text:span><text:span text:style-name="Source_20_Text"><text:span text:style-name="T3">this</text:span></text:span><text:span text:style-name="T3">.</text:span></text:p>
      <text:p text:style-name="P10">This is advanced behavior.</text:p>
      <text:p text:style-name="P27"/>
      <text:p text:style-name="P27"/>
      <text:p text:style-name="P28"/>
      <text:p text:style-name="P29">OWN BIND FUNCTION (POLYFILL OF BIND) :</text:p>
      <text:p text:style-name="P30"/>
      <text:p text:style-name="P30">function fullName()</text:p>
      <text:p text:style-name="P30">{</text:p>
      <text:p text:style-name="P30"><text:s text:c="4"/>console.log(this.firstName + " " + this.lastName);</text:p>
      <text:p text:style-name="P30">}</text:p>
      <text:p text:style-name="P30"/>
      <text:p text:style-name="P30">const obj1 = {</text:p>
      <text:p text:style-name="P30"><text:s text:c="4"/>firstName : "Koushal",</text:p>
      <text:p text:style-name="P30"><text:s text:c="4"/>lastName : "Patil"</text:p>
      <text:p text:style-name="P30">}</text:p>
      <text:p text:style-name="P30"/>
      <text:p text:style-name="P30">Function.prototype.myBind = function (...arg)</text:p>
      <text:p text:style-name="P30">{</text:p>
      <text:p text:style-name="P30"><text:s text:c="3"/>//this means fullName and arg is the object which bind points to</text:p>
      <text:p text:style-name="P30"><text:s text:c="3"/></text:p>
      <text:p text:style-name="P30"><text:s text:c="3"/>const fullNameFunction = this;</text:p>
      <text:p text:style-name="P30"><text:soft-page-break/><text:s text:c="3"/>const params = arg.splice(1);</text:p>
      <text:p text:style-name="P30"><text:s text:c="3"/></text:p>
      <text:p text:style-name="P30"><text:s text:c="3"/>return function (...arg1)</text:p>
      <text:p text:style-name="P30"><text:s text:c="3"/>{</text:p>
      <text:p text:style-name="P30"><text:s text:c="7"/>fullNameFunction.apply(arg[0],[...params,...arg1]);</text:p>
      <text:p text:style-name="P30"><text:s text:c="3"/>}</text:p>
      <text:p text:style-name="P30">}</text:p>
      <text:p text:style-name="P30"/>
      <text:p text:style-name="P30"/>
      <text:p text:style-name="P30">const printFullName = fullName.myBind(obj1);</text:p>
      <text:p text:style-name="P30"/>
      <text:p text:style-name="P30">printFullName(); </text:p>
      <text:p text:style-name="P31"/>
      <text:p text:style-name="Text_20_body"/>
      <text:p text:style-name="P10"/>
      <text:p text:style-name="P32"><text:span text:style-name="T1">IMP : </text:span><text:line-break/><text:line-break/>1.<text:line-break/>const obj = {</text:p>
      <text:p text:style-name="P32"><text:s text:c="2"/>name: "JS",</text:p>
      <text:p text:style-name="P32"><text:s text:c="2"/>print: function () {</text:p>
      <text:p text:style-name="P32"><text:s text:c="4"/>setTimeout(function () {</text:p>
      <text:p text:style-name="P32"><text:s text:c="6"/>console.log(this.name);</text:p>
      <text:p text:style-name="P32"><text:s text:c="4"/>}, 0);</text:p>
      <text:p text:style-name="P32"><text:s text:c="2"/>}</text:p>
      <text:p text:style-name="P32">};</text:p>
      <text:p text:style-name="P32"/>
      <text:p text:style-name="P32">obj.print();</text:p>
      <text:p text:style-name="P5"/>
      <text:p text:style-name="P1"><text:span text:style-name="T4">When a callback from the task/microtask queue is executed, it is typically invoked as a normal function call (</text:span><text:span text:style-name="Source_20_Text"><text:span text:style-name="T4">callback()</text:span></text:span><text:span text:style-name="T4">), so in non-strict mode </text:span><text:span text:style-name="Source_20_Text"><text:span text:style-name="T4">this</text:span></text:span><text:span text:style-name="T4"> = global object, and in strict mode </text:span><text:span text:style-name="Source_20_Text"><text:span text:style-name="T4">this</text:span></text:span><text:span text:style-name="T4"> = undefined.</text:span></text:p>
      <text:p text:style-name="P33"/>
      <text:p text:style-name="P34">OUTPUT : undefined</text:p>
      <text:p text:style-name="P34"><text:soft-page-break/></text:p>
      <text:p text:style-name="P35">2.</text:p>
      <text:p text:style-name="P34"/>
      <text:p text:style-name="P36">const obj = {</text:p>
      <text:p text:style-name="P32"><text:s text:c="2"/>name: "JS",</text:p>
      <text:p text:style-name="P32"><text:s text:c="2"/>print: <text:s/>() =&gt; {</text:p>
      <text:p text:style-name="P32"><text:s text:c="4"/>setTimeout(function () {</text:p>
      <text:p text:style-name="P32"><text:s text:c="6"/>console.log(this.name);</text:p>
      <text:p text:style-name="P32"><text:s text:c="4"/>}, 0);</text:p>
      <text:p text:style-name="P32"><text:s text:c="2"/>}</text:p>
      <text:p text:style-name="P32">};</text:p>
      <text:p text:style-name="P32"/>
      <text:p text:style-name="P32">obj.print();</text:p>
      <text:p text:style-name="P32"/>
      <text:p text:style-name="P37">Here the value of “this” in arrow function is decided when the arrow function was created so it points the obj itself</text:p>
      <text:p text:style-name="P37"/>
      <text:p text:style-name="P37">OUTPUT : JS</text:p>
      <text:p text:style-name="P37"/>
      <text:p text:style-name="P38">3.</text:p>
      <text:p text:style-name="P38">class User {</text:p>
      <text:p text:style-name="P38"><text:s text:c="2"/>constructor(name) {</text:p>
      <text:p text:style-name="P38"><text:s text:c="4"/>this.name = name;</text:p>
      <text:p text:style-name="P38"><text:s text:c="2"/>}</text:p>
      <text:p text:style-name="P38"/>
      <text:p text:style-name="P38"><text:s text:c="2"/>print() {</text:p>
      <text:p text:style-name="P38"><text:s text:c="4"/>console.log(this.name);</text:p>
      <text:p text:style-name="P38"><text:s text:c="2"/>}</text:p>
      <text:p text:style-name="P38">}</text:p>
      <text:p text:style-name="P38"/>
      <text:p text:style-name="P38">const u = new User("JS");</text:p>
      <text:p text:style-name="P38">const fn = u.print;</text:p>
      <text:p text:style-name="P38">fn();</text:p>
      <text:p text:style-name="P34"/>
      <text:p text:style-name="P39"><text:soft-page-break/>OUTPUT : undefined (because “this” is lost in this case)</text:p>
      <text:p text:style-name="P39"/>
      <text:p text:style-name="P40">4.</text:p>
      <text:p text:style-name="P40"/>
      <text:p text:style-name="P40">class User {</text:p>
      <text:p text:style-name="P40"><text:s text:c="2"/>constructor(name) {</text:p>
      <text:p text:style-name="P40"><text:s text:c="4"/>this.name = name;</text:p>
      <text:p text:style-name="P40"><text:s text:c="2"/>}</text:p>
      <text:p text:style-name="P40"/>
      <text:p text:style-name="P40"><text:s text:c="2"/>print = () =&gt; {</text:p>
      <text:p text:style-name="P40"><text:s text:c="4"/>console.log(this.name);</text:p>
      <text:p text:style-name="P40"><text:s text:c="2"/>}</text:p>
      <text:p text:style-name="P40">}</text:p>
      <text:p text:style-name="P40"/>
      <text:p text:style-name="P40">const u = new User("Arrow");</text:p>
      <text:p text:style-name="P40">const fn = u.print;</text:p>
      <text:p text:style-name="P40">fn();</text:p>
      <text:p text:style-name="P39"/>
      <text:p text:style-name="P39"/>
      <text:p text:style-name="P39">in this case arrow will be printed right because calue of this is defined when arrow function was created</text:p>
      <text:p text:style-name="P39"><text:s/></text:p>
      <text:p text:style-name="P39">OUTPUT : Arrow</text:p>
      <text:p text:style-name="P39"/>
      <text:p text:style-name="P39"/>
      <text:p text:style-name="P39"/>
      <text:p text:style-name="P41">TRY QUESTIONS :</text:p>
      <text:p text:style-name="P42"/>
      <text:p text:style-name="P42"><text:a xlink:type="simple" xlink:href="https://chatgpt.com/share/699c465d-36ac-800c-912d-8af386917d59" text:style-name="Internet_20_link" text:visited-style-name="Visited_20_Internet_20_Link">https://chatgpt.com/share/699c465d-36ac-800c-912d-8af386917d59</text:a></text:p>
      <text:p text:style-name="P42"/>
      <text:p text:style-name="P42"/>
      <text:p text:style-name="P42"/>
      <text:p text:style-name="P43">FUNCTION CURRYING :</text:p>
      <text:p text:style-name="P43"/>
      <text:p text:style-name="P44"><text:span text:style-name="T7">Converting a function which takes multiple arguments into single argument function </text:span><text:span text:style-name="T8">and s</text:span>trictly one argument at a time</text:p>
      <text:p text:style-name="P45"/>
      <text:p text:style-name="P45"/>
      <text:p text:style-name="P45">function sendEmail(to)</text:p>
      <text:p text:style-name="P45">{</text:p>
      <text:p text:style-name="P45"><text:s text:c="4"/>return function (subject)</text:p>
      <text:p text:style-name="P45"><text:s text:c="4"/>{</text:p>
      <text:p text:style-name="P45"><text:s text:c="8"/>return function (body)</text:p>
      <text:p text:style-name="P45"><text:s text:c="8"/>{</text:p>
      <text:p text:style-name="P45"><text:s text:c="12"/>console.log(to + " " + subject + " " + body);</text:p>
      <text:p text:style-name="P45"><text:s text:c="8"/>}</text:p>
      <text:p text:style-name="P45"><text:s text:c="4"/>}</text:p>
      <text:p text:style-name="P45">}</text:p>
      <text:p text:style-name="P45"/>
      <text:p text:style-name="P45">const step1 = sendEmail('koushal@gmail.com');</text:p>
      <text:p text:style-name="P45"/>
      <text:p text:style-name="P45"><text:soft-page-break/>const step2 = step1('Invitation to event!');</text:p>
      <text:p text:style-name="P45"/>
      <text:p text:style-name="P45">step2('Welcome to event.');</text:p>
      <text:p text:style-name="P45"/>
      <text:p text:style-name="P45"/>
      <text:p text:style-name="P45">like this is used in case <text:span text:style-name="T9">“when we have to perform the task when we have all arguments then only I want to execute the function”</text:span></text:p>
      <text:p text:style-name="P46"/>
      <text:p text:style-name="P46"/>
      <text:p text:style-name="P47">INFINITE CURRYING :</text:p>
      <text:p text:style-name="P48"/>
      <text:p text:style-name="P49">add(1)(2)(3)(4)() like when no argument is passed then function should return the final result</text:p>
      <text:p text:style-name="P50"/>
      <text:p text:style-name="P50"/>
      <text:p text:style-name="P50"/>
      <text:p text:style-name="P51">NOTE : delete keyword is used to delete the object properties other than that it cannot delete anything.</text:p>
      <text:p text:style-name="P51"/>
      <text:p text:style-name="P51">let obj = { a: 10 };</text:p>
      <text:p text:style-name="P51">delete obj.a; <text:s text:c="2"/>// ✅ true</text:p>
      <text:p text:style-name="P51">console.log(obj.a); // undefined</text:p>
      <text:p text:style-name="P51"/>
      <text:p text:style-name="P51"/>
      <text:p text:style-name="P51">let x = 10;</text:p>
      <text:p text:style-name="P51">delete x; <text:s text:c="2"/>// ❌ false</text:p>
      <text:p text:style-name="P51"/>
      <text:p text:style-name="P51"/>
      <text:p text:style-name="P52"><text:span text:style-name="T10">DEBOUNCING</text:span> :</text:p>
      <text:p text:style-name="P52"/>
      <text:p text:style-name="P53"><text:span text:style-name="T11">In debouncing we compare </text:span><text:span text:style-name="Strong_20_Emphasis"><text:span text:style-name="T11">current time</text:span></text:span><text:span text:style-name="T11"> with </text:span><text:span text:style-name="Strong_20_Emphasis"><text:span text:style-name="T11">last event time</text:span></text:span><text:span text:style-name="T11">.</text:span></text:p>
      <text:section text:style-name="Sect1" text:name="Section9">
        <text:p text:style-name="P54"><text:bookmark text:name="code-block-viewer Copy 10"/>diff = currentTime - lastEventTime</text:p>
      </text:section>
      <text:p text:style-name="P55">Rule conceptually:</text:p>
      <text:section text:style-name="Sect1" text:name="Section10">
        <text:p text:style-name="P54"><text:bookmark text:name="code-block-viewer Copy 11"/>if diff &gt;= delay</text:p>
        <text:p text:style-name="P56"><text:s text:c="4"/>execute function</text:p>
      </text:section>
      <text:p text:style-name="P55">But if another event occurs before the delay:</text:p>
      <text:section text:style-name="Sect1" text:name="Section11">
        <text:p text:style-name="P54"><text:bookmark text:name="code-block-viewer Copy 12"/>cancel previous timer</text:p>
        <text:p text:style-name="P56">update lastEventTime</text:p>
        <text:p text:style-name="P56">start new timer</text:p>
      </text:section>
      <text:p text:style-name="P55">Important:</text:p>
      <text:list text:style-name="L4">
        <text:list-item>
          <text:p text:style-name="P57"><text:span text:style-name="T11">We care about </text:span><text:span text:style-name="Strong_20_Emphasis"><text:span text:style-name="T11">when the last user activity happened</text:span></text:span></text:p>
        </text:list-item>
        <text:list-item>
          <text:p text:style-name="P57"><text:span text:style-name="T11">We wait until </text:span><text:span text:style-name="Strong_20_Emphasis"><text:span text:style-name="T11">enough idle time passes</text:span></text:span></text:p>
        </text:list-item>
      </text:list>
      <text:p text:style-name="P52"/>
      <text:p text:style-name="P52"/>
      <text:p text:style-name="P58">diff = <text:span text:style-name="T10">currentTime</text:span> - lastActivityTime</text:p>
      <text:p text:style-name="P58"/>
      <text:p text:style-name="P58">if diff &lt; delay</text:p>
      <text:p text:style-name="P58"><text:soft-page-break/><text:s text:c="4"/>cancel previous timer</text:p>
      <text:p text:style-name="P58"><text:s text:c="4"/>start new timer</text:p>
      <text:p text:style-name="P58"/>
      <text:p text:style-name="P58">if diff &gt;= delay</text:p>
      <text:p text:style-name="P58">execute function</text:p>
      <text:p text:style-name="P58"/>
      <text:p text:style-name="P58"/>
      <text:p text:style-name="P58"/>
      <text:p text:style-name="P59">CODE :</text:p>
      <text:p text:style-name="P59"/>
      <text:p text:style-name="P59">function debounce(fn,delay)</text:p>
      <text:p text:style-name="P59">{</text:p>
      <text:p text:style-name="P59"><text:s text:c="4"/>let timer;</text:p>
      <text:p text:style-name="P59"><text:s text:c="4"/></text:p>
      <text:p text:style-name="P59"><text:s text:c="4"/>return function (...args)</text:p>
      <text:p text:style-name="P59"><text:s text:c="4"/>{</text:p>
      <text:p text:style-name="P59"><text:s text:c="4"/></text:p>
      <text:p text:style-name="P59"><text:s text:c="4"/>clearTimeout(timer);</text:p>
      <text:p text:style-name="P59"><text:s text:c="4"/></text:p>
      <text:p text:style-name="P59"><text:s text:c="4"/>timer = setTimeout(()=&gt;{</text:p>
      <text:p text:style-name="P59"><text:s text:c="8"/>fn.apply(this , args);</text:p>
      <text:p text:style-name="P59"><text:s text:c="4"/>},delay);</text:p>
      <text:p text:style-name="P59"><text:s text:c="4"/></text:p>
      <text:p text:style-name="P59"><text:s text:c="4"/>}</text:p>
      <text:p text:style-name="P59">}</text:p>
      <text:p text:style-name="P59"/>
      <text:p text:style-name="P60"><text:span text:style-name="T2">NOTE</text:span> : WE RETURN THE CLOSURE BECAUSE WE NEED TO REMEMBER THE PREVIOUS TIMER AND WE USE THE “this” BECAUSE WHEN THE METHOD INSIDE THE OBJECT IS DEBOUNCED AND THAT METHOD USES “this” INSIDE IT.</text:p>
      <text:p text:style-name="P61"/>
      <text:p text:style-name="P61"/>
      <text:h text:style-name="P62" text:outline-level="1">1️⃣ Throttling</text:h>
      <text:p text:style-name="P63"/>
      <text:p text:style-name="P64">In throttling we compare <text:span text:style-name="Strong_20_Emphasis">current event time</text:span> with <text:span text:style-name="Strong_20_Emphasis">last execution time</text:span>.</text:p>
      <text:section text:style-name="Sect1" text:name="Section7">
        <text:p text:style-name="P65"><text:bookmark text:name="code-block-viewer Copy 8"/>diff = currentEventTime - lastExecutionTime</text:p>
      </text:section>
      <text:p text:style-name="P64">Rule:</text:p>
      <text:section text:style-name="Sect1" text:name="Section8">
        <text:p text:style-name="P65"><text:bookmark text:name="code-block-viewer Copy 9"/>if diff &gt;= delay</text:p>
        <text:p text:style-name="P66"><text:s text:c="4"/>execute function</text:p>
        <text:p text:style-name="P66"><text:s text:c="4"/>update lastExecutionTime = currentEventTime</text:p>
        <text:p text:style-name="P66">else</text:p>
        <text:p text:style-name="P66"><text:s text:c="4"/>ignore event</text:p>
      </text:section>
      <text:p text:style-name="P64">Important:</text:p>
      <text:list text:style-name="L5">
        <text:list-item>
          <text:p text:style-name="P67">We check <text:span text:style-name="Strong_20_Emphasis">when the event occurred</text:span></text:p>
        </text:list-item>
        <text:list-item>
          <text:p text:style-name="P67">Because throttling reacts <text:span text:style-name="Strong_20_Emphasis">only when an event happens</text:span></text:p>
        </text:list-item>
      </text:list>
      <text:p text:style-name="P68"/>
      <text:p text:style-name="P69">CODE :</text:p>
      <text:p text:style-name="P70"><text:soft-page-break/>function throttle(fn, delay) {</text:p>
      <text:p text:style-name="P70"><text:s text:c="4"/>let lastExecutionTime = 0;</text:p>
      <text:p text:style-name="P70"/>
      <text:p text:style-name="P70"><text:s text:c="4"/>return function (...args) {</text:p>
      <text:p text:style-name="P70"><text:s text:c="8"/>const currentEventTime = Date.now();</text:p>
      <text:p text:style-name="P70"/>
      <text:p text:style-name="P70"><text:s text:c="8"/>if (currentEventTime - lastExecutionTime &gt;= delay) {</text:p>
      <text:p text:style-name="P70"><text:s text:c="12"/>fn.apply(this, args);</text:p>
      <text:p text:style-name="P70"><text:s text:c="12"/>lastExecutionTime = currentEventTime;</text:p>
      <text:p text:style-name="P70"><text:s text:c="8"/>}</text:p>
      <text:p text:style-name="P70"><text:s text:c="4"/>};</text:p>
      <text:p text:style-name="P70">}</text:p>
      <text:p text:style-name="P71"/>
      <text:p text:style-name="P72"><text:span text:style-name="T12">IIFE : </text:span><text:line-break/><text:line-break/></text:p>
      <text:p text:style-name="P73">WHY IT WAS USED ?</text:p>
      <text:p text:style-name="P73"/>
      <text:p text:style-name="P74">if developer wants private scope then it was not possible so to make some variables behave like private we were using IIFE</text:p>
      <text:p text:style-name="P73">HOW TO USE ?</text:p>
      <text:p text:style-name="P73"/>
      <text:p text:style-name="P73">(function(name){</text:p>
      <text:p text:style-name="P73"><text:s text:c="4"/>console.log("Hello " + name);</text:p>
      <text:p text:style-name="P73">})("Koushal");</text:p>
      <text:p text:style-name="P73"/>
      <text:p text:style-name="P73"/>
      <text:p text:style-name="P75"><text:span text:style-name="T13">DEEP COPY AND SHALLOW COPY CODE : </text:span><text:line-break/><text:line-break/></text:p>
      <text:p text:style-name="P76"/>
      <text:p text:style-name="P76"/>
      <text:p text:style-name="P77">function shallowCopy(obj)</text:p>
      <text:p text:style-name="P77">{</text:p>
      <text:p text:style-name="P77"><text:s text:c="4"/>let copy = {};</text:p>
      <text:p text:style-name="P77"><text:s text:c="4"/></text:p>
      <text:p text:style-name="P77"><text:s text:c="4"/>for(let key in obj)</text:p>
      <text:p text:style-name="P77"><text:s text:c="4"/>{</text:p>
      <text:p text:style-name="P77"><text:soft-page-break/><text:s text:c="8"/>copy[key] = obj[key];</text:p>
      <text:p text:style-name="P77"><text:s text:c="4"/>}</text:p>
      <text:p text:style-name="P77"><text:s text:c="4"/></text:p>
      <text:p text:style-name="P77"><text:s text:c="4"/>return copy;</text:p>
      <text:p text:style-name="P77">}</text:p>
      <text:p text:style-name="P76"/>
      <text:p text:style-name="P77">function deepCopy(obj)</text:p>
      <text:p text:style-name="P77">{</text:p>
      <text:p text:style-name="P77"><text:s text:c="4"/>if(obj == null || typeof obj !== 'object')</text:p>
      <text:p text:style-name="P77"><text:s text:c="4"/>{</text:p>
      <text:p text:style-name="P77"><text:s text:c="8"/>return obj;</text:p>
      <text:p text:style-name="P77"><text:s text:c="4"/>}</text:p>
      <text:p text:style-name="P77"><text:s text:c="4"/></text:p>
      <text:p text:style-name="P77"><text:s text:c="4"/>let copy = Array.isArray(obj) ? [] : {};</text:p>
      <text:p text:style-name="P77"><text:s text:c="4"/></text:p>
      <text:p text:style-name="P77"><text:s text:c="4"/>for(let key in obj)</text:p>
      <text:p text:style-name="P77"><text:s text:c="4"/>{</text:p>
      <text:p text:style-name="P77"><text:s text:c="8"/>copy[key] = deepCopy(obj[key]);</text:p>
      <text:p text:style-name="P77"><text:s text:c="4"/>}</text:p>
      <text:p text:style-name="P77"><text:s text:c="4"/></text:p>
      <text:p text:style-name="P77"><text:s text:c="4"/>return copy;</text:p>
      <text:p text:style-name="P77">}</text:p>
      <text:p text:style-name="P78"/>
      <text:p text:style-name="P50"/>
      <text:p text:style-name="P50"/>
      <text:p text:style-name="P42"/>
      <text:p text:style-name="P79">ARRAY METHODS :</text:p>
      <text:p text:style-name="P80"/>
      <text:p text:style-name="P81">map , filter , reduce , forEach , find , some , every , includes , slice , splice</text:p>
      <text:p text:style-name="P80"/>
      <text:p text:style-name="P80"/>
      <text:p text:style-name="P82">FOR Loops in JS</text:p>
      <text:p text:style-name="P82"/>
      <text:p text:style-name="P83">for-of / for-in(for objects) / normal for / forEach</text:p>
      <text:p text:style-name="P83"/>
      <text:p text:style-name="P84">Garbage collector :</text:p>
      <text:p text:style-name="P85">mark and sweap <text:span text:style-name="T14">algorithm</text:span></text:p>
      <text:p text:style-name="P85"/>
      <text:p text:style-name="P85"/>
      <text:p text:style-name="P86">NOTE : In reduce function if we do not give initial value of acc then acc = first value in array and startIndex = 1 and currElement = second element of array. If it is given acc = given value and startIndex = 0 and currElement = first element of array.</text:p>
      <text:p text:style-name="P86"/>
      <text:p text:style-name="P86"/>
      <text:p text:style-name="P86"/>
      <text:p text:style-name="P87">TRY POLYFILL FOR EACH ARRAY METHOD.</text:p>
      <text:p text:style-name="P87"/>
      <text:p text:style-name="P87"/>
      <text:p text:style-name="P88"><text:soft-page-break/>HOW TO CREATE A DEEP AND SHALLOW COPY :</text:p>
      <text:p text:style-name="P89"/>
      <text:p text:style-name="P89"/>
      <text:p text:style-name="P85"/>
      <text:p text:style-name="P90"><text:span text:style-name="T2">SHALLOW COPY </text:span>: use spread operator</text:p>
      <text:p text:style-name="P90"/>
      <text:p text:style-name="P90">const obj = {</text:p>
      <text:p text:style-name="P90"><text:s text:c="4"/>name : "koushal" , </text:p>
      <text:p text:style-name="P90"><text:s text:c="4"/>address : {</text:p>
      <text:p text:style-name="P90"><text:s text:c="8"/>city : "kolhpaur",</text:p>
      <text:p text:style-name="P90"><text:s text:c="8"/>pincode : 416101</text:p>
      <text:p text:style-name="P90"><text:s text:c="4"/>}</text:p>
      <text:p text:style-name="P90">}</text:p>
      <text:p text:style-name="P90"/>
      <text:p text:style-name="P90">const obj1 = {...obj};</text:p>
      <text:p text:style-name="P90"/>
      <text:p text:style-name="P90"/>
      <text:p text:style-name="P91">DEEP COPY :</text:p>
      <text:p text:style-name="P90"/>
      <text:p text:style-name="P90">const obj = {</text:p>
      <text:p text:style-name="P90"><text:s text:c="4"/>name : "koushal" , </text:p>
      <text:p text:style-name="P90"><text:s text:c="4"/>address : {</text:p>
      <text:p text:style-name="P90"><text:s text:c="8"/>city : "kolhpaur",</text:p>
      <text:p text:style-name="P90"><text:s text:c="8"/>pincode : 416101</text:p>
      <text:p text:style-name="P90"><text:s text:c="4"/>}</text:p>
      <text:p text:style-name="P90">}</text:p>
      <text:p text:style-name="P90"/>
      <text:p text:style-name="P90"/>
      <text:p text:style-name="P90">const obj1 = structuredClone(obj);</text:p>
      <text:p text:style-name="P90">const obj1 = JSON.parse(JSON.stringify(obj));</text:p>
      <text:p text:style-name="P90"/>
      <text:p text:style-name="P90"/>
      <text:p text:style-name="P90"/>
      <text:p text:style-name="P92">POLYFILLS :</text:p>
      <text:p text:style-name="P93"/>
      <text:h text:style-name="P94" text:outline-level="3">Array Polyfills</text:h>
      <text:list text:style-name="L6">
        <text:list-item>
          <text:p text:style-name="P95"><text:span text:style-name="Source_20_Text">Array.prototype.map</text:span></text:p>
        </text:list-item>
        <text:list-item>
          <text:p text:style-name="P95"><text:span text:style-name="Source_20_Text">Array.prototype.filter</text:span></text:p>
        </text:list-item>
        <text:list-item>
          <text:p text:style-name="P95"><text:span text:style-name="Source_20_Text">Array.prototype.reduce</text:span></text:p>
        </text:list-item>
        <text:list-item>
          <text:p text:style-name="P95"><text:span text:style-name="Source_20_Text">Array.prototype.forEach</text:span></text:p>
        </text:list-item>
        <text:list-item>
          <text:p text:style-name="P95"><text:span text:style-name="Source_20_Text">Array.prototype.find</text:span></text:p>
        </text:list-item>
        <text:list-item>
          <text:p text:style-name="P95"><text:span text:style-name="Source_20_Text">Array.prototype.findIndex</text:span></text:p>
        </text:list-item>
        <text:list-item>
          <text:p text:style-name="P95"><text:soft-page-break/><text:span text:style-name="Source_20_Text">Array.prototype.some</text:span></text:p>
        </text:list-item>
        <text:list-item>
          <text:p text:style-name="P95"><text:span text:style-name="Source_20_Text">Array.prototype.every</text:span></text:p>
        </text:list-item>
        <text:list-item>
          <text:p text:style-name="P95"><text:span text:style-name="Source_20_Text">Array.prototype.includes</text:span></text:p>
        </text:list-item>
        <text:list-item>
          <text:p text:style-name="P95"><text:span text:style-name="Source_20_Text">Array.prototype.flat</text:span></text:p>
        </text:list-item>
        <text:list-item>
          <text:p text:style-name="P95"><text:span text:style-name="Source_20_Text">Array.prototype.flatMap</text:span></text:p>
        </text:list-item>
        <text:list-item>
          <text:p text:style-name="P95"><text:span text:style-name="Source_20_Text">Array.prototype.slice</text:span></text:p>
        </text:list-item>
        <text:list-item>
          <text:p text:style-name="P95"><text:span text:style-name="Source_20_Text">Array.prototype.splice</text:span></text:p>
        </text:list-item>
      </text:list>
      <text:h text:style-name="P96" text:outline-level="3">Function Polyfills</text:h>
      <text:list text:style-name="L7">
        <text:list-item>
          <text:p text:style-name="P97"><text:span text:style-name="Source_20_Text">Function.prototype.call</text:span></text:p>
        </text:list-item>
        <text:list-item>
          <text:p text:style-name="P97"><text:span text:style-name="Source_20_Text">Function.prototype.apply</text:span></text:p>
        </text:list-item>
        <text:list-item>
          <text:p text:style-name="P97"><text:span text:style-name="Source_20_Text">Function.prototype.bind</text:span></text:p>
        </text:list-item>
      </text:list>
      <text:h text:style-name="P96" text:outline-level="3">Promise Polyfills</text:h>
      <text:list text:style-name="L8">
        <text:list-item>
          <text:p text:style-name="P98"><text:span text:style-name="Source_20_Text">Promise.all</text:span></text:p>
        </text:list-item>
        <text:list-item>
          <text:p text:style-name="P98"><text:span text:style-name="Source_20_Text">Promise.race</text:span></text:p>
        </text:list-item>
        <text:list-item>
          <text:p text:style-name="P98"><text:span text:style-name="Source_20_Text">Promise.allSettled</text:span></text:p>
        </text:list-item>
        <text:list-item>
          <text:p text:style-name="P98"><text:span text:style-name="Source_20_Text">Promise.any</text:span></text:p>
        </text:list-item>
      </text:list>
      <text:h text:style-name="P96" text:outline-level="3">Object / Utility Polyfills</text:h>
      <text:list text:style-name="L9">
        <text:list-item>
          <text:p text:style-name="P99"><text:span text:style-name="Source_20_Text">Object.create</text:span></text:p>
        </text:list-item>
        <text:list-item>
          <text:p text:style-name="P99"><text:span text:style-name="Source_20_Text">Object.assign</text:span></text:p>
        </text:list-item>
        <text:list-item>
          <text:p text:style-name="P99"><text:span text:style-name="Source_20_Text">instanceof</text:span> implementation</text:p>
        </text:list-item>
        <text:list-item>
          <text:p text:style-name="P99">Deep clone</text:p>
        </text:list-item>
        <text:list-item>
          <text:p text:style-name="P99">Memoization</text:p>
        </text:list-item>
      </text:list>
      <text:h text:style-name="P96" text:outline-level="3">Event / Function Utilities</text:h>
      <text:list text:style-name="L10">
        <text:list-item>
          <text:p text:style-name="P100">Debounce</text:p>
        </text:list-item>
        <text:list-item>
          <text:p text:style-name="P100">Throttle</text:p>
        </text:list-item>
        <text:list-item>
          <text:p text:style-name="P100">Currying</text:p>
        </text:list-item>
        <text:list-item>
          <text:p text:style-name="P100">Pipe / Compose functions</text:p>
        </text:list-item>
        <text:list-item>
          <text:p text:style-name="P100">Flatten nested array</text:p>
        </text:list-item>
      </text:list>
      <text:p text:style-name="P93"/>
      <text:p text:style-name="P93"><text:soft-page-break/></text:p>
      <text:p text:style-name="P101">PolyFill for Promise.all <text:s/>, <text:span text:style-name="T15">any , race , allsettled</text:span>: <text:span text:style-name="T16">implement it </text:span></text:p>
      <text:p text:style-name="P101"/>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3T14:16:00.132540629</meta:creation-date>
    <dc:date>2026-03-07T15:26:34.341739427</dc:date>
    <meta:editing-duration>P2DT19H40M5S</meta:editing-duration>
    <meta:editing-cycles>27</meta:editing-cycles>
    <meta:generator>LibreOffice/25.8.4.2$Linux_X86_64 LibreOffice_project/580$Build-2</meta:generator>
    <meta:document-statistic meta:table-count="0" meta:image-count="0" meta:object-count="0" meta:page-count="14" meta:paragraph-count="347" meta:word-count="1428" meta:character-count="9195" meta:non-whitespace-character-count="7605"/>
  </office:meta>
</office:document-meta>
</file>